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5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2016/6/3</text:p>
          </table:table-cell>
          <table:table-cell table:style-name="ce1" office:value-type="string" calcext:value-type="string">
            <text:p>2016/6/8</text:p>
          </table:table-cell>
          <table:table-cell table:style-name="ce1" office:value-type="string" calcext:value-type="string">
            <text:p>2017/6/2</text:p>
          </table:table-cell>
          <table:table-cell table:style-name="ce1" office:value-type="string" calcext:value-type="string">
            <text:p>2017/6/7</text:p>
          </table:table-cell>
          <table:table-cell table:style-name="ce1" office:value-type="string" calcext:value-type="string">
            <text:p>2018/6/7</text:p>
          </table:table-cell>
          <table:table-cell table:style-name="ce1" office:value-type="string" calcext:value-type="string">
            <text:p>2018/6/8</text:p>
          </table:table-cell>
          <table:table-cell table:style-name="ce1" office:value-type="string" calcext:value-type="string">
            <text:p>2019/6/11</text:p>
          </table:table-cell>
          <table:table-cell table:style-name="ce1" office:value-type="string" calcext:value-type="string">
            <text:p>2020/9/15</text:p>
          </table:table-cell>
          <table:table-cell table:style-name="ce1" office:value-type="string" calcext:value-type="string">
            <text:p>2021/7/13</text:p>
          </table:table-cell>
          <table:table-cell table:style-name="ce1" office:value-type="string" calcext:value-type="string">
            <text:p>2022/5/31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No.10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3:.M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:.M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:.M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:.M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:.M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:.M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:.M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0:.M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1:.M1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2:.M1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3:.M1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4:.M1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15:.M1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16:.M1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17:.M17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No.10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20:.M2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1:.M2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2:.M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3:.M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4:.M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5:.M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6:.M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7:.M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8:.M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9:.M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0:.M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1:.M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32:.M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33:.M33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No.10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6:.M3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7:.M3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8:.M3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9:.M3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0:.M4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1:.M4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2:.M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3:.M4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4:.M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5:.M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6:.M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7:.M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8:.M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49:.M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50:.M50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No.10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53:.M5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4:.M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5:.M5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56:.M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57:.M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58:.M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9:.M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0:.M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1:.M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2:.M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3:.M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4:.M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65:.M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66:.M66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No.10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69:.M6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70:.M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1:.M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2:.M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3:.M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4:.M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5:.M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6:.M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7:.M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8:.M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9:.M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80:.M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81:.M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82:.M82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No.10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5:.M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6:.M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7:.M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8:.M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9:.M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0:.M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1:.M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2:.M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3:.M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4:.M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95:.M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96:.M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97:.M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98:.M98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計</text:p>
          </table:table-cell>
          <table:table-cell table:formula="of:=SUMIF([.D3:.D99];&quot;=1&quot;)" office:value-type="float" office:value="10" calcext:value-type="float">
            <text:p>10</text:p>
          </table:table-cell>
          <table:table-cell table:formula="of:=SUMIF([.E3:.E99];&quot;=1&quot;)" office:value-type="float" office:value="10" calcext:value-type="float">
            <text:p>10</text:p>
          </table:table-cell>
          <table:table-cell table:formula="of:=SUMIF([.F3:.F99];&quot;=1&quot;)" office:value-type="float" office:value="10" calcext:value-type="float">
            <text:p>10</text:p>
          </table:table-cell>
          <table:table-cell table:formula="of:=SUMIF([.G3:.G99];&quot;=1&quot;)" office:value-type="float" office:value="10" calcext:value-type="float">
            <text:p>10</text:p>
          </table:table-cell>
          <table:table-cell table:formula="of:=SUMIF([.H3:.H99];&quot;=1&quot;)" office:value-type="float" office:value="10" calcext:value-type="float">
            <text:p>10</text:p>
          </table:table-cell>
          <table:table-cell table:formula="of:=SUMIF([.I3:.I99];&quot;=1&quot;)" office:value-type="float" office:value="10" calcext:value-type="float">
            <text:p>10</text:p>
          </table:table-cell>
          <table:table-cell table:formula="of:=SUMIF([.J3:.J99];&quot;=1&quot;)" office:value-type="float" office:value="10" calcext:value-type="float">
            <text:p>10</text:p>
          </table:table-cell>
          <table:table-cell table:formula="of:=SUMIF([.K3:.K99];&quot;=1&quot;)" office:value-type="float" office:value="10" calcext:value-type="float">
            <text:p>10</text:p>
          </table:table-cell>
          <table:table-cell table:formula="of:=SUMIF([.L3:.L99];&quot;=1&quot;)" office:value-type="float" office:value="10" calcext:value-type="float">
            <text:p>10</text:p>
          </table:table-cell>
          <table:table-cell table:formula="of:=SUMIF([.M3:.M99];&quot;=1&quot;)"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00/00/00</text:date>, <text:time style:data-style-name="N2" text:time-value="11:59:18.02045184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6T12:15:56.114467643</dc:date>
    <meta:editing-duration>PT1H52M26S</meta:editing-duration>
    <meta:editing-cycles>19</meta:editing-cycles>
    <meta:generator>LibreOffice/6.4.7.2$Linux_X86_64 LibreOffice_project/40$Build-2</meta:generator>
    <meta:document-statistic meta:table-count="1" meta:cell-count="549" meta:object-count="0"/>
  </office:meta>
</office:document-meta>
</file>